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2.00pt" fo:font-weight="normal" fo:font-family="Calibri" style:font-family-asian="Calibri" style:font-family-complex="Calibri" fo:background-color="transparent" style:use-window-font-color="true"/>
    </style:style>
    <style:style style:name="T3" style:family="text">
      <style:text-properties fo:font-size="18.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Black'" style:font-family-asian="'Arial Black'" style:font-family-complex="'Arial Black'"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Arial Black'" style:font-family-asian="'Arial Black'" style:font-family-complex="'Arial Black'"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8.00pt" fo:font-weight="bold"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style:style>
    <style:style style:name="T18" style:family="text">
      <style:text-properties fo:font-size="20.00pt" fo:font-weight="bold"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8.00pt" fo:font-weight="bold"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4.00pt" fo:font-weight="bold" fo:font-family="Calibri" style:font-family-asian="Calibri" style:font-family-complex="Calibri" fo:background-color="transparent" style:use-window-font-color="true"/>
    </style:style>
    <style:style style:name="T23" style:family="text">
      <style:text-properties fo:font-size="16.00pt" fo:font-weight="bold"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20.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8.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20.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8.00pt" fo:font-weight="bold" fo:font-family="Calibri" style:font-family-asian="Calibri" style:font-family-complex="Calibri" fo:background-color="transparent" style:use-window-font-color="true"/>
    </style:style>
    <style:style style:name="T33" style:family="text">
      <style:text-properties fo:font-size="24.00pt" fo:font-weight="bold" fo:font-family="Calibri" style:font-family-asian="Calibri" style:font-family-complex="Calibri" fo:background-color="transparent" style:use-window-font-color="true"/>
    </style:style>
    <style:style style:name="T34" style:family="text">
      <style:text-properties fo:font-size="18.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20.00pt" fo:font-weight="bold" fo:font-family="Calibri" style:font-family-asian="Calibri" style:font-family-complex="Calibri" fo:background-color="transparent" style:use-window-font-color="true"/>
    </style:style>
    <style:style style:name="T37" style:family="text">
      <style:text-properties fo:font-size="18.00pt" fo:font-weight="bold" fo:font-family="Calibri" style:font-family-asian="Calibri" style:font-family-complex="Calibri" fo:background-color="transparent" style:use-window-font-color="true"/>
    </style:style>
    <style:style style:name="T38" style:family="text">
      <style:text-properties fo:font-size="16.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6.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15.00%" fo:text-align="left" fo:margin-bottom="10.00pt"/>
    </style:style>
    <style:style style:name="P11" style:family="paragraph">
      <style:paragraph-properties fo:line-height="115.00%" fo:text-align="left" fo:margin-bottom="10.00pt"/>
    </style:style>
    <style:style style:name="P12" style:family="paragraph">
      <style:paragraph-properties fo:line-height="115.00%" fo:text-align="left" fo:margin-left="36.00pt" fo:text-indent="0.00pt" fo:margin-bottom="10.00pt"/>
    </style:style>
    <style:style style:name="P13" style:family="paragraph">
      <style:paragraph-properties fo:line-height="115.00%" fo:text-align="left" fo:margin-left="72.00pt" fo:text-indent="0.00pt" fo:margin-bottom="10.00pt"/>
    </style:style>
    <style:style style:name="P14" style:family="paragraph">
      <style:paragraph-properties fo:line-height="115.00%" fo:text-align="center" fo:margin-bottom="10.00pt"/>
    </style:style>
    <style:style style:name="P15" style:family="paragraph">
      <style:paragraph-properties fo:line-height="115.00%" fo:text-align="left" fo:margin-left="72.00pt" fo:text-indent="0.00pt" fo:margin-bottom="10.00pt"/>
    </style:style>
    <style:style style:name="P16" style:family="paragraph">
      <style:paragraph-properties fo:line-height="115.00%" fo:text-align="left" fo:margin-left="36.00pt" fo:text-indent="0.00pt" fo:margin-bottom="10.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bottom="10.00pt"/>
    </style:style>
    <style:style style:name="P18" style:family="paragraph">
      <style:paragraph-properties fo:line-height="100.00%" fo:text-align="left" fo:margin-bottom="10.00pt"/>
    </style:style>
    <style:style style:name="P19" style:family="paragraph">
      <style:paragraph-properties fo:line-height="100.00%" fo:text-align="center" fo:margin-bottom="10.00pt"/>
    </style:style>
    <style:style style:name="P20" style:family="paragraph">
      <style:paragraph-properties fo:line-height="100.00%" fo:text-align="left" fo:margin-bottom="10.00pt"/>
    </style:style>
    <style:style style:name="P21" style:family="paragraph">
      <style:paragraph-properties fo:line-height="115.00%" fo:text-align="justify" fo:margin-left="72.00pt" fo:text-indent="0.00pt" fo:margin-bottom="10.00pt"/>
    </style:style>
    <style:style style:name="P22" style:family="paragraph">
      <style:paragraph-properties fo:line-height="100.00%" fo:text-align="justify" fo:margin-left="72.00pt" fo:text-indent="0.00pt" fo:margin-bottom="10.00pt"/>
    </style:style>
    <style:style style:name="P23" style:family="paragraph">
      <style:paragraph-properties fo:line-height="115.00%" fo:text-align="justify" fo:margin-left="72.00pt" fo:text-indent="0.00pt" fo:margin-bottom="10.00pt"/>
    </style:style>
  </office:automatic-styles>
  <office:body>
    <office:text>
      <text:p text:style-name="P1"><text:span text:style-name="T1"><text:s text:c="22"/></text:span><text:span text:style-name="T2">AI-Driven Exploration and Prediction of Company Registration Trends with Registrar of Companies (RoC)</text:span></text:p>
      <text:p text:style-name="P2"><text:span text:style-name="T3"><text:s/>TEAM MEMBER<text:s text:c="6"/></text:span></text:p>
      <text:p text:style-name="P2"><text:span text:style-name="T3"><text:s/>623021106043:P.Ranjithkumar</text:span></text:p>
      <text:p text:style-name="P2"><text:span text:style-name="T3">PHASE-5 SUBMISSION DOCUMENT<text:s text:c="2"/></text:span><text:span text:style-name="T4"/></text:p>
      <text:p text:style-name="P3"><text:span text:style-name="T5">abstract</text:span></text:p>
      <text:p text:style-name="P3"><text:span text:style-name="T6">Artificial intelligence (AI) can be used to drive the exploration and prediction of company registration trends with the Registrar of Companies (ROC). This can be done by developing a series of modules that can be used to collect, clean, analyze, and visualize data from the ROC.</text:span></text:p>
      <text:p text:style-name="P3"><text:span text:style-name="T7"/></text:p>
      <text:p text:style-name="P3"><text:span text:style-name="T7">The proposed modules are as follows:</text:span></text:p>
      <text:p text:style-name="P3"><text:span text:style-name="T8"/></text:p>
      <text:p text:style-name="P3"><text:span text:style-name="T8">1. **Data collection module:** This module will collect data from the ROC website on a regular basis. The data can be collected in a variety of formats, such as CSV, XML, or JSON.</text:span></text:p>
      <text:p text:style-name="P3"><text:span text:style-name="T8">2. **Data cleaning module:** This module will clean the collected data to remove any errors or inconsistencies. The data may need to be reformatted, transformed, or imputed.</text:span></text:p>
      <text:p text:style-name="P4"><text:span text:style-name="T9">‍CONTENT FOR PROJECT PHASE 2:</text:span></text:p>
      <text:p text:style-name="P5"><text:span text:style-name="T9"><text:s text:c="13"/>consider exploring advanced AI algorithm like time series forecasting or ensemble methods for inproved predictive accuracy</text:span></text:p>
      <text:p text:style-name="P5"><draw:frame text:anchor-type="as-char" svg:width="152.40mm" svg:height="80.43mm" style:rel-width="scale" style:rel-height="scale"><draw:object-ole xlink:href="OleObj1"/><draw:image xlink:href="ObjectReplacements/OleObj1"/></draw:frame><text:span text:style-name="T10"/></text:p>
      <text:p text:style-name="P5"><text:span text:style-name="T11">DATA COLLECTION AND PREPROCESSING:</text:span></text:p>
      <text:list text:style-name="L6">
        <text:list-item>
          <text:p text:style-name="P6"><text:span text:style-name="T11">Collect historical ROC company registration data. This data can be obtained from the ROC website, or from other sources such as commercial data providers.</text:span></text:p>
        </text:list-item>
        <text:list-item>
          <text:p text:style-name="P7"><text:span text:style-name="T11">Split the data into training and testing sets. The training set will be used to train the model, and the testing set will be used to<text:s text:c="2"/>evaluate the model's performance on unseen data.</text:span></text:p>
        </text:list-item>
      </text:list>
      <text:p text:style-name="P8"><draw:frame text:anchor-type="as-char" svg:width="152.40mm" svg:height="67.73mm" style:rel-width="scale" style:rel-height="scale"><draw:object-ole xlink:href="OleObj2"/><draw:image xlink:href="ObjectReplacements/OleObj2"/></draw:frame><text:span text:style-name="T11"/></text:p>
      <text:p text:style-name="P8"><draw:frame text:anchor-type="as-char" svg:width="152.40mm" svg:height="88.11mm" style:rel-width="scale" style:rel-height="scale"><draw:object-ole xlink:href="OleObj3"/><draw:image xlink:href="ObjectReplacements/OleObj3"/></draw:frame><text:span text:style-name="T13"/></text:p>
      <text:p text:style-name="P8"><text:span text:style-name="T13"/></text:p>
      <text:p text:style-name="P8"><text:span text:style-name="T14">OUTPUT:</text:span><text:span text:style-name="T15"/></text:p>
      <text:p text:style-name="P8"><draw:frame text:anchor-type="as-char" svg:width="152.40mm" svg:height="76.20mm" style:rel-width="scale" style:rel-height="scale"><draw:object-ole xlink:href="OleObj4"/><draw:image xlink:href="ObjectReplacements/OleObj4"/></draw:frame><text:span text:style-name="T17"/></text:p>
      <text:p text:style-name="P9"><text:span text:style-name="T17"/></text:p>
      <text:p text:style-name="P10"><text:span text:style-name="T18">Phase-3:</text:span><text:span text:style-name="T19"/></text:p>
      <text:p text:style-name="P11"><text:span text:style-name="T20">1.PRE-PROCESSING THE DATASET:</text:span><text:span text:style-name="T21"/></text:p>
      <text:p text:style-name="P12"><text:span text:style-name="T22">Deep learning and Machine</text:span></text:p>
      <text:p text:style-name="P12"><text:span text:style-name="T22">learning are becoming more and more important in today’s</text:span></text:p>
      <text:p text:style-name="P12"><text:span text:style-name="T22">ERP (Enterprise Resource Planning). During the process of</text:span></text:p>
      <text:p text:style-name="P12"><text:span text:style-name="T22">building the analytical model using Deep Learning or Machine</text:span></text:p>
      <text:p text:style-name="P12"><text:span text:style-name="T22">Learning the data set is collected from various sources such as</text:span></text:p>
      <text:p text:style-name="P12"><text:span text:style-name="T22">a file, database, sensors, and much more.</text:span></text:p>
      <text:p text:style-name="P12"><text:span text:style-name="T23">What is Data Preprocessing?</text:span><text:span text:style-name="T24"/></text:p>
      <text:p text:style-name="P13"><text:span text:style-name="T24">Data Preprocessing is a technique that is used to convert the</text:span></text:p>
      <text:p text:style-name="P13"><text:span text:style-name="T24">raw data into a clean data set. In other words, whenever the</text:span></text:p>
      <text:p text:style-name="P13"><text:span text:style-name="T24">data is gathered from different sources it is collected in raw</text:span></text:p>
      <text:p text:style-name="P13"><text:span text:style-name="T24">format which is not feasible for the analysis</text:span></text:p>
      <text:p text:style-name="P13"><text:span text:style-name="T24">Program:</text:span></text:p>
      <text:p text:style-name="P13"><draw:frame text:anchor-type="as-char" svg:width="152.40mm" svg:height="106.63mm" style:rel-width="scale" style:rel-height="scale"><draw:object-ole xlink:href="OleObj5"/><draw:image xlink:href="ObjectReplacements/OleObj5"/></draw:frame><text:span text:style-name="T25"/></text:p>
      <text:p text:style-name="P13"><draw:frame text:anchor-type="as-char" svg:width="149.49mm" svg:height="118.27mm" style:rel-width="scale" style:rel-height="scale"><draw:object-ole xlink:href="OleObj6"/><draw:image xlink:href="ObjectReplacements/OleObj6"/></draw:frame><text:span text:style-name="T25"/></text:p>
      <text:p text:style-name="P13"><text:span text:style-name="T26">Output:</text:span></text:p>
      <text:p text:style-name="P13"><draw:frame text:anchor-type="as-char" svg:width="152.40mm" svg:height="125.68mm" style:rel-width="scale" style:rel-height="scale"><draw:object-ole xlink:href="OleObj7"/><draw:image xlink:href="ObjectReplacements/OleObj7"/></draw:frame><text:span text:style-name="T27"/></text:p>
      <text:p text:style-name="P14"><text:span text:style-name="T28"><text:s text:c="29"/></text:span></text:p>
      <text:p text:style-name="P15"><text:span text:style-name="T28">1.MACHINE LEARNING ALGORITHM :</text:span></text:p>
      <text:p text:style-name="P15"><text:span text:style-name="T28"><text:s text:c="2"/>AI system conducA machine learning algorithm is the method by which the ts its task, generally predicting output values from given input data. The two main processes involved with machine learning (ML) algorithms are classification and regression.</text:span></text:p>
      <text:p text:style-name="P15"><text:span text:style-name="T28">Program:</text:span></text:p>
      <text:p text:style-name="P15"><draw:frame text:anchor-type="as-char" svg:width="149.49mm" svg:height="118.27mm" style:rel-width="scale" style:rel-height="scale"><draw:object-ole xlink:href="OleObj8"/><draw:image xlink:href="ObjectReplacements/OleObj8"/></draw:frame><text:span text:style-name="T29"/></text:p>
      <text:p text:style-name="P16"><text:span text:style-name="T30">Output:<text:s/></text:span><text:span text:style-name="T31"/></text:p>
      <text:list text:style-name="L17">
        <text:list-item>
          <text:p text:style-name="P17"><text:span text:style-name="T32">Outcome<text:s text:c="21"/>1.000000</text:span></text:p>
        </text:list-item>
        <text:list-item>
          <text:p text:style-name="P17"><text:span text:style-name="T32"/></text:p>
        </text:list-item>
        <text:list-item>
          <text:p text:style-name="P17"><text:span text:style-name="T32">BMI<text:s text:c="25"/>0.292695</text:span></text:p>
        </text:list-item>
        <text:list-item>
          <text:p text:style-name="P17"><text:span text:style-name="T32">Age<text:s text:c="25"/>0.238356</text:span></text:p>
        </text:list-item>
        <text:list-item>
          <text:p text:style-name="P17"><text:span text:style-name="T32">Pregnancies<text:s text:c="17"/>0.221898</text:span></text:p>
        </text:list-item>
        <text:list-item>
          <text:p text:style-name="P17"><text:span text:style-name="T32">DiabetesPedigreeFunction<text:s text:c="4"/>0.173844</text:span></text:p>
        </text:list-item>
        <text:list-item>
          <text:p text:style-name="P17"><text:span text:style-name="T32">Insulin<text:s text:c="21"/>0.130548</text:span></text:p>
        </text:list-item>
        <text:list-item>
          <text:p text:style-name="P17"><text:span text:style-name="T32">SkinThickness<text:s text:c="15"/>0.074752</text:span></text:p>
        </text:list-item>
        <text:list-item>
          <text:p text:style-name="P17"><text:span text:style-name="T32">BloodPressure<text:s text:c="15"/>0.0</text:span></text:p>
        </text:list-item>
        <text:list-item>
          <text:p text:style-name="P17"><text:span text:style-name="T32">array([[ 0.64 ,<text:s text:c="2"/>0.848,<text:s text:c="2"/>0.15 ,<text:s text:c="2"/>0.907, -0.693,<text:s text:c="2"/>0.204,<text:s text:c="2"/>0.468,<text:s text:c="2"/>1.426],</text:span></text:p>
        </text:list-item>
        <text:list-item>
          <text:p text:style-name="P17"><text:span text:style-name="T32"><text:s text:c="7"/>[-0.845, -1.123, -0.161,<text:s text:c="2"/>0.531, -0.693, -0.684, -0.365, -0.191],</text:span></text:p>
        </text:list-item>
        <text:list-item>
          <text:p text:style-name="P17"><text:span text:style-name="T32"><text:s text:c="7"/>[ 1.234,<text:s text:c="2"/>1.944, -0.264, -1.288, -0.693, -1.103,<text:s text:c="2"/>0.604, -0.106],</text:span></text:p>
        </text:list-item>
        <text:list-item>
          <text:p text:style-name="P17"><text:span text:style-name="T32"><text:s text:c="7"/>[-0.845, -0.998, -0.161,<text:s text:c="2"/>0.155,<text:s text:c="2"/>0.123, -0.494, -0.921, -1.042],</text:span></text:p>
        </text:list-item>
        <text:list-item>
          <text:p text:style-name="P17"><text:span text:style-name="T32"><text:s text:c="7"/>[-1.142,<text:s text:c="2"/>0.504, -1.505,<text:s text:c="2"/>0.907,<text:s text:c="2"/>0.766,<text:s text:c="2"/>1.41 ,<text:s text:c="2"/>5.485</text:span></text:p>
        </text:list-item>
      </text:list>
      <text:p text:style-name="P18"><text:span text:style-name="T33">2.EVALUATING THE PERFORMANCE</text:span><text:span text:style-name="T34">:</text:span></text:p>
      <text:p text:style-name="P19"><text:span text:style-name="T34">def load_csv(filepath):</text:span></text:p>
      <text:p text:style-name="P19"><text:span text:style-name="T34"><text:s text:c="4"/>data =<text:s text:c="2"/>[]</text:span></text:p>
      <text:p text:style-name="P19"><text:span text:style-name="T34"><text:s text:c="4"/>col = []</text:span></text:p>
      <text:p text:style-name="P19"><text:span text:style-name="T34"><text:s text:c="4"/>checkcol = False</text:span></text:p>
      <text:p text:style-name="P19"><text:span text:style-name="T34"><text:s text:c="4"/>with open(filepath) as f:</text:span></text:p>
      <text:p text:style-name="P19"><text:span text:style-name="T34"><text:s text:c="8"/>for val in f.readlines():</text:span></text:p>
      <text:p text:style-name="P19"><text:span text:style-name="T34"><text:s text:c="12"/>val = val.replace("\n","")</text:span></text:p>
      <text:p text:style-name="P19"><text:span text:style-name="T34"><text:s text:c="12"/>val = val.split(',')</text:span></text:p>
      <text:p text:style-name="P19"><text:span text:style-name="T34"><text:s text:c="12"/>if checkcol is False:</text:span></text:p>
      <text:p text:style-name="P19"><text:span text:style-name="T34"><text:s text:c="16"/>col = val</text:span></text:p>
      <text:p text:style-name="P19"><text:span text:style-name="T34"><text:s text:c="16"/>checkcol = True</text:span></text:p>
      <text:p text:style-name="P19"><text:span text:style-name="T34"><text:s text:c="12"/>else:</text:span></text:p>
      <text:p text:style-name="P19"><text:span text:style-name="T34"><text:s text:c="16"/>data.append(val)</text:span></text:p>
      <text:p text:style-name="P19"><text:span text:style-name="T34"><text:s text:c="4"/>df = pd.DataFrame(data=data, columns=col)</text:span></text:p>
      <text:p text:style-name="P19"><text:span text:style-name="T34"><text:s text:c="4"/>return df</text:span></text:p>
      <text:p text:style-name="P20"><text:span text:style-name="T34">OUTPUT:</text:span></text:p>
      <text:p text:style-name="P20"><text:span text:style-name="T34">myData = load_csv('100 Sales Record.csv')</text:span></text:p>
      <text:p text:style-name="P20"><text:span text:style-name="T34">print(myData.head())</text:span></text:p>
      <text:p text:style-name="P20"><draw:frame text:anchor-type="as-char" svg:width="152.40mm" svg:height="29.63mm" style:rel-width="scale" style:rel-height="scale"><draw:object-ole xlink:href="OleObj9"/><draw:image xlink:href="ObjectReplacements/OleObj9"/></draw:frame><text:span text:style-name="T35"/></text:p>
      <text:p text:style-name="P20"><text:span text:style-name="T36">CONCLUSION:</text:span><text:span text:style-name="T37"/></text:p>
      <text:p text:style-name="P21"><text:span text:style-name="T38">Innovative teaching is the process of proactively introducing new teaching strategies and methods into the classroom. The purpose of introducing these new teaching strategies and methods is to improve academic outcomes and address real problems to promote equitable learning.</text:span></text:p>
      <text:p text:style-name="P22"><draw:frame text:anchor-type="as-char" svg:width="75.14mm" svg:height="42.33mm" style:rel-width="scale" style:rel-height="scale"><draw:object-ole xlink:href="OleObj10"/><draw:image xlink:href="ObjectReplacements/OleObj10"/></draw:frame><text:span text:style-name="T40"/></text:p>
      <text:p text:style-name="P23"><text:span text:style-name="T40"/></text:p>
      <text:p text:style-name="P23"><text:span text:style-name="T40">Technology has become a crucial part of our society. Without technological advancements, so much of our everyday lives would be drastically different. As technology develops, it strives to fulfill the changing needs of society.</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